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d" svg:font-family="'Liberation San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6pt" fo:font-weight="bold" officeooo:rsid="000f88a8" officeooo:paragraph-rsid="000f88a8" style:font-size-asian="22.75pt" style:font-weight-asian="bold" style:font-size-complex="26pt" style:font-weight-complex="bold"/>
    </style:style>
    <style:style style:name="P2" style:family="paragraph" style:parent-style-name="Standard">
      <style:text-properties style:font-name="Liberation Sans" fo:font-size="26pt" fo:font-weight="normal" officeooo:rsid="000f88a8" officeooo:paragraph-rsid="000f88a8" style:font-size-asian="22.75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6pt" fo:font-weight="normal" officeooo:rsid="000f88a8" officeooo:paragraph-rsid="000f88a8" style:font-size-asian="22.75pt" style:font-weight-asian="normal" style:font-size-complex="26pt" style:font-weight-complex="normal"/>
    </style:style>
    <style:style style:name="P4" style:family="paragraph" style:parent-style-name="Standard">
      <style:text-properties style:font-name="Liberation Sans" fo:font-size="18pt" fo:font-weight="normal" officeooo:rsid="000f88a8" officeooo:paragraph-rsid="000f88a8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0f88a8" officeooo:paragraph-rsid="000f88a8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Liberation Sans" fo:font-size="16pt" fo:font-weight="normal" officeooo:rsid="000f88a8" officeooo:paragraph-rsid="000f88a8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6pt" fo:font-weight="normal" officeooo:rsid="000f88a8" officeooo:paragraph-rsid="000f88a8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6pt" fo:font-weight="normal" officeooo:rsid="001321a2" officeooo:paragraph-rsid="001321a2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0f88a8" officeooo:paragraph-rsid="000f88a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321a2" officeooo:paragraph-rsid="001321a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6pt" fo:font-style="normal" fo:font-weight="bold" officeooo:rsid="001321a2" officeooo:paragraph-rsid="001321a2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6pt" fo:font-style="normal" fo:font-weight="bold" officeooo:rsid="00135cbb" officeooo:paragraph-rsid="00135cbb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6pt" fo:font-style="normal" fo:font-weight="bold" officeooo:rsid="00157f81" officeooo:paragraph-rsid="00157f81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6pt" fo:font-style="normal" fo:font-weight="bold" officeooo:rsid="00167122" officeooo:paragraph-rsid="00167122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font-style="normal" fo:font-weight="bold" officeooo:rsid="0016e1fe" officeooo:paragraph-rsid="0016e1fe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6pt" fo:font-style="normal" fo:font-weight="normal" officeooo:rsid="00140a9e" officeooo:paragraph-rsid="00140a9e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6pt" fo:font-style="normal" fo:font-weight="normal" officeooo:rsid="00157f81" officeooo:paragraph-rsid="00157f81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21a2" style:font-style-asian="italic" style:font-style-complex="italic"/>
    </style:style>
    <style:style style:name="T4" style:family="text">
      <style:text-properties fo:font-style="italic" officeooo:rsid="00135cbb" style:font-style-asian="italic" style:font-style-complex="italic"/>
    </style:style>
    <style:style style:name="T5" style:family="text">
      <style:text-properties fo:font-style="italic" officeooo:rsid="00140a9e" style:font-style-asian="italic" style:font-style-complex="italic"/>
    </style:style>
    <style:style style:name="T6" style:family="text">
      <style:text-properties fo:font-style="italic" officeooo:rsid="00167122" style:font-style-asian="italic" style:font-style-complex="italic"/>
    </style:style>
    <style:style style:name="T7" style:family="text">
      <style:text-properties fo:font-style="italic" officeooo:rsid="0016e1f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35cb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122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6e1fe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35cbb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17b1b" style:font-style-asian="normal" style:font-style-complex="normal"/>
    </style:style>
    <style:style style:name="T15" style:family="text">
      <style:text-properties fo:font-style="normal" officeooo:rsid="001321a2" style:font-style-asian="normal" style:font-style-complex="normal"/>
    </style:style>
    <style:style style:name="T16" style:family="text">
      <style:text-properties fo:font-style="normal" officeooo:rsid="00135cbb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5cbb" style:font-weight-asian="normal" style:font-weight-complex="normal"/>
    </style:style>
    <style:style style:name="T19" style:family="text">
      <style:text-properties fo:font-weight="normal" officeooo:rsid="00140a9e" style:font-weight-asian="normal" style:font-weight-complex="normal"/>
    </style:style>
    <style:style style:name="T20" style:family="text">
      <style:text-properties fo:font-weight="normal" officeooo:rsid="00167122" style:font-weight-asian="normal" style:font-weight-complex="normal"/>
    </style:style>
    <style:style style:name="T21" style:family="text">
      <style:text-properties fo:font-weight="normal" officeooo:rsid="0016e1fe" style:font-weight-asian="normal" style:font-weight-complex="normal"/>
    </style:style>
    <style:style style:name="T22" style:family="text">
      <style:text-properties style:text-underline-style="none" fo:font-weight="normal" officeooo:rsid="00135cbb" style:font-weight-asian="normal" style:font-weight-complex="normal"/>
    </style:style>
    <style:style style:name="T23" style:family="text">
      <style:text-properties officeooo:rsid="00167122"/>
    </style:style>
    <style:style style:name="T24" style:family="text">
      <style:text-properties officeooo:rsid="0016e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per, 2024-1</text:p>
      <text:p text:style-name="P1">Computação em Nuvem</text:p>
      <text:p text:style-name="P3">Projeto <text:span text:style-name="T13">IaC</text:span></text:p>
      <text:p text:style-name="P2"/>
      <text:p text:style-name="P5">Jerônimo de Abreu Afrange</text:p>
      <text:p text:style-name="P4"/>
      <text:p text:style-name="P4"><text:s/></text:p>
      <text:p text:style-name="P6"><text:span text:style-name="T1">Introdução</text:span></text:p>
      <text:p text:style-name="P6"><text:span text:style-name="T1"/></text:p>
      <text:p text:style-name="P7"><text:tab/>Neste projeto, foi feita a implementação de uma infraestrutura de servidores <text:span text:style-name="T2">web</text:span> utilizando o recurso de IaC <text:span text:style-name="T2">CloudFormation</text:span>, da AWS. O <text:span text:style-name="T2">template</text:span> do projeto gera uma <text:span text:style-name="T2">stack </text:span><text:span text:style-name="T13">com servidores </text:span><text:span text:style-name="T2">WordPress </text:span><text:span text:style-name="T13">com escalabilidade automática, uma única base de dados compartilhada, e balanceamento de carga de acesso aos servidores.</text:span></text:p>
      <text:p text:style-name="P7"><text:span text:style-name="T13"/></text:p>
      <text:p text:style-name="P9"><text:span text:style-name="T13">Etapas de implementação</text:span></text:p>
      <text:p text:style-name="P9"><text:span text:style-name="T13"/></text:p>
      <text:p text:style-name="P9"><text:span text:style-name="T13">1 – </text:span><text:span text:style-name="T14">Base de dados</text:span></text:p>
      <text:p text:style-name="P9"><text:span text:style-name="T13"/></text:p>
      <text:p text:style-name="P7"><text:span text:style-name="T13"><text:tab/>O primeiro </text:span><text:span text:style-name="T15">item</text:span><text:span text:style-name="T13"> necessário para a criação da infraestrutura é a base de dados. Optou-se por fazer uso de uma base de dados MySQL ao invés de </text:span><text:span text:style-name="T2">DynamoDB</text:span><text:span text:style-name="T13"> da AWS, porque o WordPress não funciona, por padrão, com a </text:span><text:span text:style-name="T2">DynamoDB</text:span><text:span text:style-name="T13">, </text:span><text:span text:style-name="T14">simplificando o processo de implantação.</text:span></text:p>
      <text:p text:style-name="P7"><text:span text:style-name="T14"><text:tab/></text:span><text:span text:style-name="T15">É necessário implementar a base de dados primeiro porque é durante a criação da imagem do servidor que ela é populada com os dados da aplicação </text:span><text:span text:style-name="T3">web</text:span><text:span text:style-name="T15">.</text:span></text:p>
      <text:p text:style-name="P7"><text:span text:style-name="T15"/></text:p>
      <text:p text:style-name="P10"><text:span text:style-name="T13">2 – Imagem aplicação </text:span><text:span text:style-name="T2">web</text:span></text:p>
      <text:p text:style-name="P10"><text:span text:style-name="T2"/></text:p>
      <text:p text:style-name="P8"><text:span text:style-name="T2"><text:tab/></text:span><text:span text:style-name="T13">O segundo item necessário é a imagem de servidor com a aplicação </text:span><text:span text:style-name="T2">web</text:span><text:span text:style-name="T13"> instalada. Para a criação deste item, é necessário desenvolver um </text:span><text:span text:style-name="T2">script</text:span><text:span text:style-name="T13"> de instalação que será executado em uma máquina feita a partir de uma imagem base. Neste projeto, a imagem base é a do Ubuntu Server 24.04 x86-64.</text:span></text:p>
      <text:p text:style-name="P8"><text:soft-page-break/><text:span text:style-name="T13"><text:tab/>O </text:span><text:span text:style-name="T2">script</text:span><text:span text:style-name="T13"> de instalação faz cinco (5) coisas: instala as dependências do </text:span><text:span text:style-name="T2">WordPress</text:span><text:span text:style-name="T13"> na máquina, instala o </text:span><text:span text:style-name="T2">WordPress</text:span><text:span text:style-name="T13"> em si, instala a interface de linha de comando do </text:span><text:span text:style-name="T2">WordPress</text:span><text:span text:style-name="T13">, configura o </text:span><text:span text:style-name="T2">apache</text:span><text:span text:style-name="T13"> para disponibilizar o </text:span><text:span text:style-name="T2">WordPress </text:span><text:span text:style-name="T13">e faz a população da base de dados com os dados do </text:span><text:span text:style-name="T2">WordPress</text:span><text:span text:style-name="T13">.</text:span></text:p>
      <text:p text:style-name="P8"><text:span text:style-name="T13"/></text:p>
      <text:p text:style-name="P10"><text:span text:style-name="T16">3</text:span><text:span text:style-name="T13"> – </text:span><text:span text:style-name="T4">Launch configuration e auto-scaling group</text:span></text:p>
      <text:p text:style-name="P10"><text:span text:style-name="T4"/></text:p>
      <text:p text:style-name="P11"><text:tab/><text:span text:style-name="T18">A configuração de inicialização (</text:span><text:span text:style-name="T9">launch configuration</text:span><text:span text:style-name="T18">) é a parte principal do sistema de auto escalamento (</text:span><text:span text:style-name="T12">auto-scaling</text:span><text:span text:style-name="T22">)</text:span><text:span text:style-name="T18">. Nela, é definida como serão inicializadas as instâncias do servidor </text:span><text:span text:style-name="T9">web</text:span><text:span text:style-name="T18">.</text:span></text:p>
      <text:p text:style-name="P11"><text:span text:style-name="T18"><text:tab/>Neste projeto, elas são inicializadas a partir da imagem criada no passo anterior, e reconfiguram a base de dados para a URL do </text:span><text:span text:style-name="T9">site</text:span><text:span text:style-name="T18"> no momento de inicialização para a URL do </text:span><text:span text:style-name="T9">load balancer </text:span><text:span text:style-name="T18">(quando as instâncias forem criadas, todos os itens abaixo já estarão prontos).</text:span></text:p>
      <text:p text:style-name="P11"><text:span text:style-name="T18"><text:tab/>O autoscaling group faz referência ao </text:span><text:span text:style-name="T9">launch configuration </text:span><text:span text:style-name="T18">e agrupa todas as instâncias criadas a partir dele. É nessa etapa que se definem também as políticas de aumento e redução </text:span><text:span text:style-name="T19">de capacidade. Optou-se por aumentar a quantidade de instâncias disponíveis em um (1) quando a utilização média das CPUs das instâncias ultrapassar os 70%, e diminuir em um (1) quando a mesma métrica estiver abaixo de 20%.</text:span></text:p>
      <text:p text:style-name="P11"><text:span text:style-name="T18"/></text:p>
      <text:p text:style-name="P12">4 – <text:span text:style-name="T5">Load balancer</text:span></text:p>
      <text:p text:style-name="P12"><text:span text:style-name="T5"/></text:p>
      <text:p text:style-name="P16"><text:tab/>O <text:span text:style-name="T2">load balancer </text:span>é o recurso responsável por receber todo o tráfego destinado aos servidores <text:span text:style-name="T2">web </text:span>e redirecioná-lo às instâncias mais adequadas. A definição de se uma instância é ou não é adequada é determinada a partir dos <text:span text:style-name="T2">health checks</text:span>, que são verificações de funcionalidade dos servidores. Neste projeto a verificação é simplesmente o código de resposta do servidor, código 200 indica que a instância está apta a receber tráfego.</text:p>
      <text:p text:style-name="P16"/>
      <text:p text:style-name="P13">Infraestrutura completa</text:p>
      <text:p text:style-name="P13"/>
      <text:p text:style-name="P17"><text:tab/>As etapas acima foram descritas de forma simplificada, para cada uma delas houve a criação de outros recursos necessários <text:soft-page-break/>para a sua implementação. Segue abaixo a lista de todos os recursos inclusos no <text:span text:style-name="T2">template</text:span>:</text:p>
      <text:p text:style-name="P17"/>
      <text:p text:style-name="P13">- <text:span text:style-name="T2">Project Virtual Private Cloud</text:span>: <text:span text:style-name="T17">a VPC é a unidade organizacional mais alta de todas, ela é uma abstração de uma nuvem física, ou seja, de um </text:span><text:span text:style-name="T8">datacenter</text:span><text:span text:style-name="T17"> físico. Nela estão contidos todos os demais recursos.</text:span></text:p>
      <text:p text:style-name="P13"><text:span text:style-name="T17"/></text:p>
      <text:p text:style-name="P13">- <text:span text:style-name="T2">Project Subnet</text:span>: <text:span text:style-name="T17">é a sub rede principal da infraestrutura, todos os recursos pertencem a ela.</text:span></text:p>
      <text:p text:style-name="P13"><text:span text:style-name="T17"/></text:p>
      <text:p text:style-name="P13">- <text:span text:style-name="T2">Database Redundancy Subnet</text:span>: <text:span text:style-name="T17">é a sub rede de redundância, definida em uma zona de disponibilidade diferente da sub rede principal. Essa sub rede é utilizada pela instância da base de dados e pelo </text:span><text:span text:style-name="T8">load balancer</text:span><text:span text:style-name="T17">, mas ambos fazem parte também da sub rede principal (</text:span><text:span text:style-name="T8">project subnet</text:span><text:span text:style-name="T17">).</text:span></text:p>
      <text:p text:style-name="P13"><text:span text:style-name="T17"/></text:p>
      <text:p text:style-name="P13">- <text:span text:style-name="T2">Project Internet Gateway</text:span>: <text:span text:style-name="T17">é o recurso necessário para conectar a VPC à internet.</text:span></text:p>
      <text:p text:style-name="P13"><text:span text:style-name="T17"/></text:p>
      <text:p text:style-name="P13">- <text:span text:style-name="T2">Project VPC Gateway Attachment</text:span>: <text:span text:style-name="T17">é o recurso que liga o </text:span><text:span text:style-name="T8">project internet gateway </text:span><text:span text:style-name="T17">à VPC.</text:span></text:p>
      <text:p text:style-name="P13"><text:span text:style-name="T17"/></text:p>
      <text:p text:style-name="P13">- <text:span text:style-name="T2">Project Route Table</text:span>: <text:span text:style-name="T17">é a tabela de rotas, cada rota relaciona uma rede de destino a um </text:span><text:span text:style-name="T8">gateway</text:span><text:span text:style-name="T17">. É similar a um roteador.</text:span></text:p>
      <text:p text:style-name="P13"><text:span text:style-name="T17"/></text:p>
      <text:p text:style-name="P13">- <text:span text:style-name="T2">Project Route</text:span>: <text:span text:style-name="T17">é a única rota definida na tabela acima, relaciona qualquer endereço de destino ao </text:span><text:span text:style-name="T8">gateway</text:span><text:span text:style-name="T17"> da internet.</text:span></text:p>
      <text:p text:style-name="P13"><text:span text:style-name="T17"/></text:p>
      <text:p text:style-name="P13">- <text:span text:style-name="T2">Project Subnet </text:span><text:span text:style-name="T6">Route Table Association</text:span><text:span text:style-name="T23">: </text:span><text:span text:style-name="T20">associa a tabela de rotas à sub rede principal do projeto.</text:span></text:p>
      <text:p text:style-name="P13"><text:span text:style-name="T20"/></text:p>
      <text:p text:style-name="P13">- <text:span text:style-name="T6">Project Key Pair</text:span><text:span text:style-name="T23">: </text:span><text:span text:style-name="T20">define o par de chaves que será incluido nas instâncias EC2, é usado apenas para </text:span><text:span text:style-name="T10">debugging</text:span><text:span text:style-name="T20">.</text:span></text:p>
      <text:p text:style-name="P13"><text:span text:style-name="T20"/></text:p>
      <text:p text:style-name="P13">- <text:span text:style-name="T6">MySQL Security Group</text:span><text:span text:style-name="T23">: </text:span><text:span text:style-name="T20">é o grupo de segurança que faz com que os seus membros aceitem conexões na porta 3306 vindas de qualquer lugar de dentro da VPC. O único membro é a instância da base de dados.</text:span></text:p>
      <text:p text:style-name="P14"><text:soft-page-break/>- <text:span text:style-name="T2">Webserver Security Group</text:span>: <text:span text:style-name="T17">é o grupo de segurança que faz com que os seus membros aceitem conexões na porta 80 vindas de qualquer lugar. Os membros desse grupo são as instâncias do servidor </text:span><text:span text:style-name="T8">web </text:span><text:span text:style-name="T17">e o </text:span><text:span text:style-name="T8">load balancer</text:span><text:span text:style-name="T17">.</text:span></text:p>
      <text:p text:style-name="P14"><text:span text:style-name="T17"/></text:p>
      <text:p text:style-name="P14">- <text:span text:style-name="T2">SSH Security Group</text:span>: <text:span text:style-name="T17">é o grupo de segurança que faz com que os seus membros aceitem conexões na porta 22 vindas da sub rede definida como parâmetro. É usado somente para </text:span><text:span text:style-name="T8">debugging</text:span><text:span text:style-name="T17">.</text:span></text:p>
      <text:p text:style-name="P14"><text:span text:style-name="T17"/></text:p>
      <text:p text:style-name="P14">- <text:span text:style-name="T2">Project DB Subnet Group</text:span>: <text:span text:style-name="T17">é o grupo de sub redes que serão utilizadas pela base de dados. É necessário ter um grupo de mais de uma sub rede, em diferentes zonas de disponibilidade, por redundância.</text:span></text:p>
      <text:p text:style-name="P14"><text:span text:style-name="T17"/></text:p>
      <text:p text:style-name="P14">- <text:span text:style-name="T2">Project DB Instance</text:span>: <text:span text:style-name="T17">é a instância da base de dados. Nela ficam todos os dados do </text:span><text:span text:style-name="T8">site</text:span><text:span text:style-name="T17">.</text:span></text:p>
      <text:p text:style-name="P14"><text:span text:style-name="T17"/></text:p>
      <text:p text:style-name="P14">- <text:span text:style-name="T2">Webserver Instance Role</text:span>: <text:span text:style-name="T17">é a função (</text:span><text:span text:style-name="T8">role</text:span><text:span text:style-name="T17">) necessária para a instância de criação de configuração do </text:span><text:span text:style-name="T8">webserver</text:span><text:span text:style-name="T17"> poder criar uma nova imagem.</text:span></text:p>
      <text:p text:style-name="P14"><text:span text:style-name="T17"/></text:p>
      <text:p text:style-name="P14">- <text:span text:style-name="T2">Webserver Infrastructure Configuration</text:span>: <text:span text:style-name="T17">define como é a instância utilizada para a criação da imagem do </text:span><text:span text:style-name="T8">webserver</text:span><text:span text:style-name="T17">.</text:span></text:p>
      <text:p text:style-name="P14"><text:span text:style-name="T17"/></text:p>
      <text:p text:style-name="P14">- <text:span text:style-name="T2">Webserver Instance Profile</text:span>: <text:span text:style-name="T17">define o perfil da instância de criação da imagem, associa o </text:span><text:span text:style-name="T8">role </text:span><text:span text:style-name="T17">a configuração de infraestrutura acima.</text:span></text:p>
      <text:p text:style-name="P14"><text:span text:style-name="T17"/></text:p>
      <text:p text:style-name="P14">- <text:span text:style-name="T2">Webserver Image Component</text:span>: <text:span text:style-name="T17">é o compenente (nesse caso único) da receita de criação da imagem, contém todos os </text:span><text:span text:style-name="T8">scripts </text:span><text:span text:style-name="T17">necessários.</text:span></text:p>
      <text:p text:style-name="P14"><text:span text:style-name="T17"/></text:p>
      <text:p text:style-name="P14">- <text:span text:style-name="T2">Webserver Image Recipe</text:span>: <text:span text:style-name="T17">é a receita de criação da imagem, a</text:span><text:span text:style-name="T21">grupa todos os componentes da receita (apenas um, nesse caso).</text:span></text:p>
      <text:p text:style-name="P14"><text:span text:style-name="T21"/></text:p>
      <text:p text:style-name="P14">- <text:span text:style-name="T7">Webserver Distribution Configuration</text:span><text:span text:style-name="T24">: </text:span><text:span text:style-name="T21">configura como que a imagem gerada será distribuída. Nesse caso, não importa muito.</text:span></text:p>
      <text:p text:style-name="P14"><text:span text:style-name="T21"/></text:p>
      <text:p text:style-name="P14"><text:soft-page-break/>- <text:span text:style-name="T7">Webserver Image</text:span><text:span text:style-name="T24">: </text:span><text:span text:style-name="T21">é a imagem em si, depende da configuração de distribuição, da receita da imagem e da configuração da infraestrutura da instância de criação da imagem.</text:span></text:p>
      <text:p text:style-name="P14"><text:span text:style-name="T21"/></text:p>
      <text:p text:style-name="P14">- <text:span text:style-name="T7">Webserver Load Balancer</text:span><text:span text:style-name="T24">: </text:span><text:span text:style-name="T21">é o balanceador de carga em si.</text:span></text:p>
      <text:p text:style-name="P14"><text:span text:style-name="T21"/></text:p>
      <text:p text:style-name="P14">- <text:span text:style-name="T7">Webserver Target Group</text:span><text:span text:style-name="T24">: </text:span><text:span text:style-name="T21">configura o grupo alvo do balanceador de carga, que é o grupo de instâncias às quais será distribuido o tráfego </text:span><text:span text:style-name="T11">web</text:span><text:span text:style-name="T21">.</text:span></text:p>
      <text:p text:style-name="P14"><text:span text:style-name="T21"/></text:p>
      <text:p text:style-name="P14">- <text:span text:style-name="T7">HTTP Listener</text:span><text:span text:style-name="T24">: </text:span><text:span text:style-name="T21">define as políticas de encaminhamento de tráfedo </text:span><text:span text:style-name="T11">web </text:span><text:span text:style-name="T21">do </text:span><text:span text:style-name="T11">load balancer</text:span><text:span text:style-name="T21">.</text:span></text:p>
      <text:p text:style-name="P14"><text:span text:style-name="T21"/></text:p>
      <text:p text:style-name="P14">- <text:span text:style-name="T7">Webserver Launch Configuration</text:span><text:span text:style-name="T24">: </text:span><text:span text:style-name="T21">configura como que é feita a inicialização das instâncias do servidor </text:span><text:span text:style-name="T11">web</text:span><text:span text:style-name="T21">. Aqui está contido o </text:span><text:span text:style-name="T11">script </text:span><text:span text:style-name="T21">de reconfiguração da URL do </text:span><text:span text:style-name="T11">site</text:span><text:span text:style-name="T21">.</text:span></text:p>
      <text:p text:style-name="P14"><text:span text:style-name="T21"/></text:p>
      <text:p text:style-name="P14">- <text:span text:style-name="T7">Webserver Auto Scaling Group</text:span><text:span text:style-name="T24">: </text:span><text:span text:style-name="T21">configurações do grupo de escalabilidade automática.</text:span></text:p>
      <text:p text:style-name="P14"><text:span text:style-name="T21"/></text:p>
      <text:p text:style-name="P14">- <text:span text:style-name="T7">Webserver High CPU Alarm</text:span><text:span text:style-name="T24">: </text:span><text:span text:style-name="T21">alarme que aumenta o número de instâncias no </text:span><text:span text:style-name="T11">auto scaling group</text:span><text:span text:style-name="T21"> quando a utilização de CPU média passa de certo ponto.</text:span></text:p>
      <text:p text:style-name="P14"><text:span text:style-name="T21"/></text:p>
      <text:p text:style-name="P15">- <text:span text:style-name="T2">Webserver Low CPU Alarm</text:span>: <text:span text:style-name="T17">alarme que diminui o número de instâncias no </text:span><text:span text:style-name="T8">auto scaling group </text:span><text:span text:style-name="T17">quando a utilização de CPU média fica abaixo de certo ponto.</text:span></text:p>
      <text:p text:style-name="P15"><text:span text:style-name="T17"/></text:p>
      <text:p text:style-name="P15">- <text:span text:style-name="T2">Webserver Scale Up Policy</text:span>: <text:span text:style-name="T17">é a política de aumento da capacidade, depende somente do alarme de alta utilização de CPU.</text:span></text:p>
      <text:p text:style-name="P15"><text:span text:style-name="T17"/></text:p>
      <text:p text:style-name="P15">- <text:span text:style-name="T2">Webserver Scale Down Policy</text:span>:<text:span text:style-name="T17"> é a política de redução da capacidade, depende somente do alarme de baixa utilização de CP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d" svg:font-family="'Liberation San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1:16:21.321771495</meta:creation-date>
    <dc:date>2024-05-23T13:14:32.157155047</dc:date>
    <meta:editing-duration>PT14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52" meta:word-count="1203" meta:character-count="7145" meta:non-whitespace-character-count="5978"/>
  </office:meta>
</office:document-meta>
</file>